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style:text-underline-style="none"/>
    </style:style>
    <style:style style:name="P3" style:family="paragraph" style:parent-style-name="Footer">
      <style:paragraph-properties>
        <style:tab-stops>
          <style:tab-stop style:position="16.501cm" style:type="right"/>
        </style:tab-stops>
      </style:paragraph-properties>
    </style:style>
    <style:style style:name="P4" style:family="paragraph" style:parent-style-name="Text_20_body" style:list-style-name="WW8Num1"/>
    <style:style style:name="P5" style:family="paragraph" style:parent-style-name="Text_20_body" style:list-style-name="WW8Num1">
      <style:text-properties fo:background-color="transparent"/>
    </style:style>
    <style:style style:name="P6" style:family="paragraph" style:parent-style-name="Стиль1" style:master-page-name="Standard">
      <style:paragraph-properties style:page-number="auto"/>
    </style:style>
    <style:style style:name="P7" style:family="paragraph" style:parent-style-name="Стиль1">
      <style:paragraph-properties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98925079" text:style-name="WW8Num3">
        <text:list-item>
          <text:p text:style-name="P6"/>
        </text:list-item>
      </text:list>
      <text:list xml:id="list1127462034" text:style-name="WW8Num1">
        <text:list-item>
          <text:p text:style-name="P5">Мультимедиа. Её составляющие. Классификация по степени интерактивности.</text:p>
        </text:list-item>
        <text:list-item>
          <text:p text:style-name="P5">OpenGL. Его характеристика и особенности.</text:p>
        </text:list-item>
      </text:list>
      <text:list xml:id="list421592413" text:continue-list="list1298925079" text:style-name="WW8Num3">
        <text:list-header>
          <text:p text:style-name="Стиль1"/>
        </text:list-header>
        <text:list-item>
          <text:p text:style-name="P7"/>
        </text:list-item>
      </text:list>
      <text:list xml:id="list65495355" text:continue-list="list1127462034" text:style-name="WW8Num1">
        <text:list-item text:start-value="1">
          <text:p text:style-name="P4">Графический конвейер OpenGL.</text:p>
        </text:list-item>
        <text:list-item>
          <text:p text:style-name="P4">Машина состояний OpenGL.</text:p>
        </text:list-item>
      </text:list>
      <text:list xml:id="list1776900665" text:continue-list="list421592413" text:style-name="WW8Num3">
        <text:list-item>
          <text:p text:style-name="P7"/>
        </text:list-item>
      </text:list>
      <text:list xml:id="list285055575" text:continue-list="list65495355" text:style-name="WW8Num1">
        <text:list-item text:start-value="1">
          <text:p text:style-name="P4">Использование матриц в OpenGL. Почему все матрицы имеют размерность 4*4?</text:p>
        </text:list-item>
        <text:list-item>
          <text:p text:style-name="P4">Анимация. Подходы к управлению скоростью анимации. Механизм двойной буферизации.</text:p>
        </text:list-item>
      </text:list>
      <text:list xml:id="list341934844" text:continue-list="list1776900665" text:style-name="WW8Num3">
        <text:list-item>
          <text:p text:style-name="P7"/>
        </text:list-item>
      </text:list>
      <text:list xml:id="list405583036" text:continue-list="list285055575" text:style-name="WW8Num1">
        <text:list-item text:start-value="1">
          <text:p text:style-name="P4">Роль проекции в построении изображений на основе трёхмерной сцены.</text:p>
        </text:list-item>
        <text:list-item>
          <text:p text:style-name="P4">Буфер глубины. Буфер цвета. Буфер трафарета.</text:p>
        </text:list-item>
      </text:list>
      <text:list xml:id="list871096799" text:continue-list="list341934844" text:style-name="WW8Num3">
        <text:list-item>
          <text:p text:style-name="P7"/>
        </text:list-item>
      </text:list>
      <text:list xml:id="list831722415" text:continue-list="list405583036" text:style-name="WW8Num1">
        <text:list-item text:start-value="1">
          <text:p text:style-name="P4">Камера на трёхмерной сцене.</text:p>
        </text:list-item>
        <text:list-item>
          <text:p text:style-name="P4">Трёхмерные объекты. Семантический разрыв между представлением объектов и визуализацией.</text:p>
        </text:list-item>
      </text:list>
      <text:list xml:id="list1822699647" text:continue-list="list871096799" text:style-name="WW8Num3">
        <text:list-item>
          <text:p text:style-name="P7"/>
        </text:list-item>
      </text:list>
      <text:list xml:id="list71678900" text:continue-list="list831722415" text:style-name="WW8Num1">
        <text:list-item text:start-value="1">
          <text:p text:style-name="P4">Освещение. Модель освещения. Виды моделей освещения.</text:p>
        </text:list-item>
        <text:list-item>
          <text:p text:style-name="P4">Способы закраски полигонов.</text:p>
        </text:list-item>
      </text:list>
      <text:list xml:id="list773191482" text:continue-list="list1822699647" text:style-name="WW8Num3">
        <text:list-item>
          <text:p text:style-name="P7"/>
        </text:list-item>
      </text:list>
      <text:list xml:id="list331109983" text:continue-list="list71678900" text:style-name="WW8Num1">
        <text:list-item text:start-value="1">
          <text:p text:style-name="P4">Нормаль к вершине. Её назначение и способы вычисления.</text:p>
        </text:list-item>
        <text:list-item>
          <text:p text:style-name="P4">Тексура. Текстурные координаты. Карта текстуры.</text:p>
        </text:list-item>
      </text:list>
      <text:list xml:id="list193787683" text:continue-list="list773191482" text:style-name="WW8Num3">
        <text:list-item>
          <text:p text:style-name="P7"/>
        </text:list-item>
      </text:list>
      <text:list xml:id="list304952719" text:continue-list="list331109983" text:style-name="WW8Num1">
        <text:list-item text:start-value="1">
          <text:p text:style-name="P4">Мипмэппинг.</text:p>
        </text:list-item>
        <text:list-item>
          <text:p text:style-name="P4">Трёхмерные модели. Способы их хранения. Анимация трёхмерных моделей. Скелетная анимация. Прямая и инверсная кинематика.</text:p>
        </text:list-item>
      </text:list>
      <text:list xml:id="list661229815" text:continue-list="list193787683" text:style-name="WW8Num3">
        <text:list-item>
          <text:p text:style-name="P7"/>
        </text:list-item>
      </text:list>
      <text:list xml:id="list1898374820" text:continue-list="list304952719" text:style-name="WW8Num1">
        <text:list-item text:start-value="1">
          <text:p text:style-name="P4">Кубические сплайны. Построение поверхностей и тел вращения на основе кривых.</text:p>
        </text:list-item>
        <text:list-item>
          <text:p text:style-name="P4">Кривые Безье. Построение поверхностей и тел вращения на основе кривых.</text:p>
        </text:list-item>
      </text:list>
      <text:list xml:id="list1832926197" text:continue-list="list661229815" text:style-name="WW8Num3">
        <text:list-item>
          <text:p text:style-name="P7"/>
        </text:list-item>
      </text:list>
      <text:list xml:id="list905862236" text:continue-list="list1898374820" text:style-name="WW8Num1">
        <text:list-item text:start-value="1">
          <text:p text:style-name="P4">Что представляет собой двумерная графика в OpenGL? Спрайты.</text:p>
        </text:list-item>
        <text:list-item>
          <text:p text:style-name="P4">Стереоизображение. Технологии построения и демонстрации. Насколько правильно говорить «фильм в 3D» или «3D-кинотеатр»?</text:p>
        </text:list-item>
      </text:list>
      <text:list xml:id="list857601290" text:continue-list="list1832926197" text:style-name="WW8Num3">
        <text:list-item>
          <text:p text:style-name="P7"/>
        </text:list-item>
      </text:list>
      <text:list xml:id="list1954653551" text:continue-list="list905862236" text:style-name="WW8Num1">
        <text:list-item text:start-value="1">
          <text:p text:style-name="P4">Фракталы. Фрактальная размерность.</text:p>
        </text:list-item>
        <text:list-item>
          <text:p text:style-name="P4">Система итерирующих функций для построения фрактала.</text:p>
        </text:list-item>
      </text:list>
      <text:list xml:id="list1089974462" text:continue-list="list857601290" text:style-name="WW8Num3">
        <text:list-item>
          <text:p text:style-name="P7"/>
        </text:list-item>
      </text:list>
      <text:list xml:id="list821820934" text:continue-list="list1954653551" text:style-name="WW8Num1">
        <text:list-item text:start-value="1">
          <text:p text:style-name="P4">Фракталы. Фрактальная размерность.</text:p>
        </text:list-item>
        <text:list-item>
          <text:p text:style-name="P4">Система Линдермайера для построения фрактала.</text:p>
        </text:list-item>
      </text:list>
      <text:list xml:id="list81365486" text:continue-list="list1089974462" text:style-name="WW8Num3">
        <text:list-item>
          <text:p text:style-name="P7"/>
        </text:list-item>
      </text:list>
      <text:list xml:id="list575798763" text:continue-list="list821820934" text:style-name="WW8Num1">
        <text:list-item text:start-value="1">
          <text:p text:style-name="P4">Фракталы. Фрактальная размерность.</text:p>
        </text:list-item>
        <text:list-item>
          <text:p text:style-name="P4">Построение множества Мандельброта.</text:p>
        </text:list-item>
      </text:list>
      <text:list xml:id="list1175106976" text:continue-list="list81365486" text:style-name="WW8Num3">
        <text:list-item>
          <text:p text:style-name="P7"/>
        </text:list-item>
      </text:list>
      <text:list xml:id="list107351183" text:continue-list="list575798763" text:style-name="WW8Num1">
        <text:list-item text:start-value="1">
          <text:p text:style-name="P4">Шейдеры. Назначение и виды шейдеров.</text:p>
        </text:list-item>
        <text:list-item>
          <text:p text:style-name="P4">Стереоизображение. Технологии построения и демонстрации. Насколько правильно говорить «фильм в 3D» или «3D-кинотеатр»?</text:p>
        </text:list-item>
      </text:list>
      <text:list xml:id="list1125379863" text:continue-list="list1175106976" text:style-name="WW8Num3">
        <text:list-item>
          <text:p text:style-name="P7"/>
        </text:list-item>
      </text:list>
      <text:list xml:id="list131782551" text:continue-list="list107351183" text:style-name="WW8Num1">
        <text:list-item text:start-value="1">
          <text:p text:style-name="P4">Фотонная карта.</text:p>
        </text:list-item>
        <text:list-item>
          <text:p text:style-name="P4">Алгоритм трассировки луча.</text:p>
        </text:list-item>
      </text:list>
      <text:list xml:id="list1779635936" text:continue-list="list1125379863" text:style-name="WW8Num3">
        <text:list-item>
          <text:p text:style-name="P7"/>
        </text:list-item>
      </text:list>
      <text:list xml:id="list253518483" text:continue-list="list131782551" text:style-name="WW8Num1">
        <text:list-item text:start-value="1">
          <text:p text:style-name="P4">В чём различие между «затенением» и «тенью»? Основные методы моделирования теней. </text:p>
        </text:list-item>
        <text:list-item>
          <text:p text:style-name="P4">Отражение. Основные методы моделирования отражений. Что такое проблема двух зеркал? Как её решить?</text:p>
        </text:list-item>
      </text:list>
      <text:list xml:id="list1055008825" text:continue-list="list1779635936" text:style-name="WW8Num3">
        <text:list-item>
          <text:p text:style-name="P7"/>
        </text:list-item>
      </text:list>
      <text:list xml:id="list30341890" text:continue-list="list253518483" text:style-name="WW8Num1">
        <text:list-item text:start-value="1">
          <text:p text:style-name="P4">Прозрачность и преломление. Основные методы моделирования прозрачности и преломления.</text:p>
        </text:list-item>
        <text:list-item>
          <text:p text:style-name="P4">Каустика. Основные методы моделирования каустики.</text:p>
        </text:list-item>
      </text:list>
      <text:list xml:id="list295611027" text:continue-list="list1055008825" text:style-name="WW8Num3">
        <text:list-item>
          <text:p text:style-name="P7"/>
        </text:list-item>
      </text:list>
      <text:list xml:id="list661023032" text:continue-list="list30341890" text:style-name="WW8Num1">
        <text:list-item text:start-value="1">
          <text:p text:style-name="P4">Оптимизация процесса рендеринга. Алгоритм Z-буфера. Алгоритм художника. Почему алгоритм художника не применим, если используется альфа-смешивание?</text:p>
        </text:list-item>
        <text:list-item>
          <text:p text:style-name="P4">Отсечение «задних» граней. Отсечение по видимости. Отсечение заслонённых объектов; в чём отличие данного подхода от алгоритма Z-буфера? Портальный рендеринг. Уровни детализации.</text:p>
        </text:list-item>
      </text:list>
      <text:list xml:id="list291994654" text:continue-list="list295611027" text:style-name="WW8Num3">
        <text:list-item>
          <text:p text:style-name="P7"/>
        </text:list-item>
      </text:list>
      <text:list xml:id="list614143060" text:continue-list="list661023032" text:style-name="WW8Num1">
        <text:list-item text:start-value="1">
          <text:p text:style-name="P4">Фильтрация изображений. Матрица конволюции.</text:p>
        </text:list-item>
        <text:list-item>
          <text:p text:style-name="P4"><text:s/>OpenAL. Его характеристика и особенности. Основные понятия OpenAL. Звук и музыка в мультимедийных системах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6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6pt"/>
    </style:style>
    <style:style style:name="Стиль1" style:family="paragraph" style:parent-style-name="Standard" style:next-style-name="Text_20_body" style:list-style-name="WW8Num3" style:master-page-name="">
      <style:paragraph-properties fo:margin-top="0.499cm" fo:margin-bottom="0.499cm" fo:text-align="center" style:justify-single-word="false" style:page-number="auto" style:shadow="none"/>
      <style:text-properties fo:font-size="16pt" fo:font-weight="bold" style:font-weight-asian="bold"/>
    </style:style>
    <style:style style:name="Стиль2" style:family="paragraph" style:parent-style-name="Стиль1" style:list-style-name="WW8Num1">
      <style:paragraph-properties fo:text-align="justify" style:justify-single-word="false"/>
      <style:text-properties fo:font-weight="normal" style:font-weight-asian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WW8Num3z0" style:family="text">
      <style:text-properties fo:font-size="12pt" fo:language="zxx" fo:country="none" style:font-size-asian="12pt" style:font-size-complex="12pt" style:language-complex="zxx" style:country-complex="none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prefix="БИЛЕТ №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Основной_20_шрифт_20_абзаца" style:num-prefix="БИЛЕТ №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text-underline-style="none"/>
    </style:style>
    <style:style style:name="MP3" style:family="paragraph" style:parent-style-name="Footer">
      <style:paragraph-properties>
        <style:tab-stops>
          <style:tab-stop style:position="16.501cm" style:type="right"/>
        </style:tab-stops>
      </style:paragraph-properties>
    </style:style>
    <style:page-layout style:name="Mpm1">
      <style:page-layout-properties fo:page-width="21.001cm" fo:page-height="14.801cm" style:num-format="1" style:print-orientation="landscape" fo:margin-top="1.251cm" fo:margin-bottom="1.251cm" fo:margin-left="2cm" fo:margin-right="2cm" style:writing-mode="lr-tb" style:layout-grid-color="#c0c0c0" style:layout-grid-lines="1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>
        <style:header-footer-properties fo:min-height="0.25cm" fo:margin-left="0cm" fo:margin-right="0cm" fo:margin-top="0.152cm" style:dynamic-spacing="true"/>
      </style:footer-style>
    </style:page-layout>
    <style:page-layout style:name="Mpm2">
      <style:page-layout-properties fo:page-width="21.001cm" fo:page-height="14.801cm" style:num-format="1" style:print-orientation="landscape" fo:margin-top="3cm" fo:margin-bottom="1.501cm" fo:margin-left="2cm" fo:margin-right="2cm" style:writing-mode="lr-tb" style:layout-grid-color="#c0c0c0" style:layout-grid-lines="1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Минобрнауки России</text:p>
        <text:p text:style-name="MP1">ФГБОУ ВПО «Пермский государственный национальный исследовательский университет»</text:p>
        <text:p text:style-name="MP1">Кафедра математического обеспечения вычислительных систем</text:p>
        <text:p text:style-name="MP2">Алгоритмические основы мультимедийных технологий</text:p>
      </style:header>
      <style:footer>
        <text:p text:style-name="MP3">Зав. кафедрой ИТЕ<text:tab/>Е. К. Хеннер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sotovatv</meta:initial-creator>
    <meta:creation-date>2012-01-09T13:35:00</meta:creation-date>
    <dc:creator>icosaeder</dc:creator>
    <dc:date>2012-01-11T03:28:27</dc:date>
    <meta:editing-cycles>36</meta:editing-cycles>
    <meta:editing-duration>PT01H17M59S</meta:editing-duration>
    <meta:generator>OpenOffice.org/3.2$Linux OpenOffice.org_project/320m12$Build-9483</meta:generator>
    <meta:document-statistic meta:table-count="0" meta:image-count="0" meta:object-count="0" meta:page-count="19" meta:paragraph-count="43" meta:word-count="343" meta:character-count="2697"/>
    <meta:user-defined meta:name="Поле 1"/>
    <meta:user-defined meta:name="Поле 2"/>
    <meta:user-defined meta:name="Поле 3"/>
    <meta:user-defined meta:name="Поле 4"/>
  </office:meta>
</office:document-meta>
</file>